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cccccc" draw:textarea-horizontal-align="justify" draw:textarea-vertical-align="middle" draw:auto-grow-height="false" fo:min-height="1.546cm" fo:min-width="0.22cm"/>
    </style:style>
    <style:style style:name="gr2" style:family="graphic" style:parent-style-name="standard">
      <style:graphic-properties draw:stroke="dash" draw:stroke-dash="Dashed_20__28_var_29_" svg:stroke-width="0.035cm" svg:stroke-color="#333333" draw:marker-start-width="0.252cm" draw:marker-end-width="0.252cm" draw:fill-color="#cccccc" draw:textarea-horizontal-align="justify" draw:textarea-vertical-align="middle" draw:auto-grow-height="false" fo:min-height="8.86cm" fo:min-width="4.673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ashed_20__28_var_29_" svg:stroke-width="0.035cm" svg:stroke-color="#333333" draw:marker-start-width="0.252cm" draw:marker-end-width="0.252cm" draw:fill-color="#cccccc" draw:textarea-horizontal-align="justify" draw:textarea-vertical-align="middle" draw:auto-grow-height="false" fo:min-height="13.72cm" fo:min-width="5.85cm" fo:padding-top="0.142cm" fo:padding-bottom="0.142cm" fo:padding-left="0.267cm" fo:padding-right="0.267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401cm" fo:min-width="2.802cm"/>
      <style:paragraph-properties style:writing-mode="lr-tb"/>
    </style:style>
    <style:style style:name="gr5" style:family="graphic" style:parent-style-name="objectwithoutfill">
      <style:graphic-properties svg:stroke-width="0.035cm" svg:stroke-color="#ff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2a6099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2a6099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666666" draw:fill-color="#999999" draw:textarea-horizontal-align="justify" draw:textarea-vertical-align="middle" draw:auto-grow-height="false" fo:min-height="2.291cm" fo:min-width="1.364cm"/>
    </style:style>
    <style:style style:name="gr10" style:family="graphic" style:parent-style-name="objectwithoutfill">
      <style:graphic-properties svg:stroke-width="0.035cm" svg:stroke-color="#000000" draw:marker-start="Circle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="Circle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000000" draw:fill-color="#333333" draw:textarea-horizontal-align="justify" draw:textarea-vertical-align="middle" draw:auto-grow-height="false" fo:min-height="1.699cm" fo:min-width="2.846cm"/>
      <style:paragraph-properties style:writing-mode="lr-tb"/>
    </style:style>
    <style:style style:name="gr13" style:family="graphic" style:parent-style-name="standard">
      <style:graphic-properties svg:stroke-color="#808080" draw:fill-color="#1e6a39" draw:textarea-horizontal-align="justify" draw:textarea-vertical-align="middle" draw:auto-grow-height="false" fo:min-height="1.147cm" fo:min-width="1.786cm"/>
      <style:paragraph-properties style:writing-mode="lr-tb"/>
    </style:style>
    <style:style style:name="gr14" style:family="graphic" style:parent-style-name="standard">
      <style:graphic-properties svg:stroke-color="#e8a202" draw:fill-color="#ffe994" draw:textarea-horizontal-align="justify" draw:textarea-vertical-align="middle" draw:auto-grow-height="false" fo:min-height="1.021cm" fo:min-width="1.279cm"/>
      <style:paragraph-properties style:writing-mode="lr-tb"/>
    </style:style>
    <style:style style:name="gr15" style:family="graphic" style:parent-style-name="objectwithoutfill">
      <style:graphic-properties draw:stroke="dash" draw:stroke-dash="Dashed_20__28_var_29_"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35cm" svg:stroke-color="#000000" draw:marker-start="Circle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-color="#333333" draw:textarea-horizontal-align="justify" draw:textarea-vertical-align="middle" draw:auto-grow-height="false" fo:min-height="1.147cm" fo:min-width="1.78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199cm" fo:min-width="1.567cm"/>
      <style:paragraph-properties style:writing-mode="lr-tb"/>
    </style:style>
    <style:style style:name="gr19" style:family="graphic" style:parent-style-name="objectwithoutfill">
      <style:graphic-properties svg:stroke-width="0.035cm" svg:stroke-color="#b4780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e6e905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5eb91e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e6e905" draw:marker-start-width="0.252cm" draw:marker-end="Circle" draw:marker-end-width="0.252cm" draw:fill="solid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e8a202" draw:fill-color="#ffe994" draw:textarea-horizontal-align="justify" draw:textarea-vertical-align="middle" draw:auto-grow-height="false" fo:min-height="0.047cm" fo:min-width="0.008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ee6e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333333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1e6a39"/>
      <style:paragraph-properties fo:text-align="center"/>
      <style:text-properties fo:color="#ffffff" fo:font-size="15pt" style:font-size-asian="15pt" style:font-size-complex="15pt"/>
    </style:style>
    <style:style style:name="P8" style:family="paragraph">
      <loext:graphic-properties draw:fill-color="#ffe994"/>
      <style:paragraph-properties fo:text-align="center"/>
    </style:style>
    <style:style style:name="P9" style:family="paragraph">
      <loext:graphic-properties draw:fill-color="#333333"/>
      <style:paragraph-properties fo:text-align="center"/>
      <style:text-properties fo:color="#ffffff" fo:font-size="15pt" style:font-size-asian="15pt" style:font-size-complex="15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2.54cm" svg:x="10.017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07cm" svg:height="9.144cm" svg:x="2.143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.35cm" svg:height="13.97cm" svg:x="11.16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3.97cm" svg:x="21.32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7.096cm">
          <text:p text:style-name="P2"><text:span text:style-name="T1">Piezo</text:span><text:span text:style-name="T1"><text:line-break/></text:span><text:span text:style-name="T1">+/- 20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9.255cm">
          <text:p text:style-name="P2"><text:span text:style-name="T1">Analog</text:span><text:span text:style-name="T1"><text:line-break/></text:span><text:span text:style-name="T1">+/- 15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11.414cm">
          <text:p text:style-name="P2"><text:span text:style-name="T1">Digital</text:span><text:span text:style-name="T1"><text:line-break/></text:span><text:span text:style-name="T1">5 V &amp; 3.3 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1.651cm" svg:x="2.778cm" svg:y="13.573cm">
          <text:p text:style-name="P2"><text:span text:style-name="T1">Stepper</text:span><text:span text:style-name="T1"><text:line-break/></text:span><text:span text:style-name="T1">9 V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08cm" svg:y1="13.827cm" svg:x2="6.842cm" svg:y2="13.827cm">
          <text:p/>
        </draw:line>
        <draw:line draw:style-name="gr5" draw:text-style-name="P4" draw:layer="layout" svg:x1="6.842cm" svg:y1="12.049cm" svg:x2="6.842cm" svg:y2="13.827cm">
          <text:p/>
        </draw:line>
        <draw:line draw:style-name="gr5" draw:text-style-name="P4" draw:layer="layout" svg:x1="6.842cm" svg:y1="12.049cm" svg:x2="11.795cm" svg:y2="12.049cm">
          <text:p/>
        </draw:line>
        <draw:line draw:style-name="gr6" draw:text-style-name="P4" draw:layer="layout" svg:x1="6.08cm" svg:y1="13.954cm" svg:x2="6.969cm" svg:y2="13.954cm">
          <text:p/>
        </draw:line>
        <draw:line draw:style-name="gr6" draw:text-style-name="P4" draw:layer="layout" svg:x1="6.969cm" svg:y1="12.176cm" svg:x2="6.969cm" svg:y2="13.954cm">
          <text:p/>
        </draw:line>
        <draw:line draw:style-name="gr6" draw:text-style-name="P4" draw:layer="layout" svg:x1="6.969cm" svg:y1="12.176cm" svg:x2="11.668cm" svg:y2="12.176cm">
          <text:p/>
        </draw:line>
        <draw:line draw:style-name="gr6" draw:text-style-name="P4" draw:layer="layout" svg:x1="6.08cm" svg:y1="11.922cm" svg:x2="6.588cm" svg:y2="11.922cm">
          <text:p/>
        </draw:line>
        <draw:line draw:style-name="gr6" draw:text-style-name="P4" draw:layer="layout" svg:x1="6.588cm" svg:y1="11.668cm" svg:x2="6.588cm" svg:y2="11.922cm">
          <text:p/>
        </draw:line>
        <draw:line draw:style-name="gr6" draw:text-style-name="P4" draw:layer="layout" svg:x1="6.588cm" svg:y1="11.668cm" svg:x2="12.176cm" svg:y2="11.668cm">
          <text:p/>
        </draw:line>
        <draw:line draw:style-name="gr5" draw:text-style-name="P4" draw:layer="layout" svg:x1="6.08cm" svg:y1="11.668cm" svg:x2="6.334cm" svg:y2="11.668cm">
          <text:p/>
        </draw:line>
        <draw:line draw:style-name="gr5" draw:text-style-name="P4" draw:layer="layout" svg:x1="6.334cm" svg:y1="11.414cm" svg:x2="6.334cm" svg:y2="11.668cm">
          <text:p/>
        </draw:line>
        <draw:line draw:style-name="gr5" draw:text-style-name="P4" draw:layer="layout" svg:x1="6.334cm" svg:y1="11.414cm" svg:x2="12.43cm" svg:y2="11.414cm">
          <text:p/>
        </draw:line>
        <draw:line draw:style-name="gr5" draw:text-style-name="P4" draw:layer="layout" svg:x1="6.08cm" svg:y1="11.795cm" svg:x2="6.461cm" svg:y2="11.795cm">
          <text:p/>
        </draw:line>
        <draw:line draw:style-name="gr5" draw:text-style-name="P4" draw:layer="layout" svg:x1="6.461cm" svg:y1="11.541cm" svg:x2="6.462cm" svg:y2="11.795cm">
          <text:p/>
        </draw:line>
        <draw:line draw:style-name="gr5" draw:text-style-name="P4" draw:layer="layout" svg:x1="6.461cm" svg:y1="11.542cm" svg:x2="12.303cm" svg:y2="11.541cm">
          <text:p/>
        </draw:line>
        <draw:line draw:style-name="gr6" draw:text-style-name="P4" draw:layer="layout" svg:x1="6.461cm" svg:y1="10.906cm" svg:x2="11.414cm" svg:y2="10.906cm">
          <text:p/>
        </draw:line>
        <draw:line draw:style-name="gr7" draw:text-style-name="P4" draw:layer="layout" svg:x1="6.334cm" svg:y1="11.033cm" svg:x2="11.414cm" svg:y2="11.033cm">
          <text:p/>
        </draw:line>
        <draw:line draw:style-name="gr5" draw:text-style-name="P4" draw:layer="layout" svg:x1="6.588cm" svg:y1="10.779cm" svg:x2="11.54cm" svg:y2="10.778cm">
          <text:p/>
        </draw:line>
        <draw:line draw:style-name="gr7" draw:text-style-name="P4" draw:layer="layout" svg:x1="6.334cm" svg:y1="11.033cm" svg:x2="6.334cm" svg:y2="10.525cm">
          <text:p/>
        </draw:line>
        <draw:line draw:style-name="gr7" draw:text-style-name="P4" draw:layer="layout" svg:x1="6.08cm" svg:y1="10.525cm" svg:x2="6.334cm" svg:y2="10.526cm">
          <text:p/>
        </draw:line>
        <draw:line draw:style-name="gr6" draw:text-style-name="P4" draw:layer="layout" svg:x1="6.461cm" svg:y1="10.398cm" svg:x2="6.461cm" svg:y2="10.906cm">
          <text:p/>
        </draw:line>
        <draw:line draw:style-name="gr5" draw:text-style-name="P4" draw:layer="layout" svg:x1="6.588cm" svg:y1="10.271cm" svg:x2="6.588cm" svg:y2="10.779cm">
          <text:p/>
        </draw:line>
        <draw:line draw:style-name="gr5" draw:text-style-name="P4" draw:layer="layout" svg:x1="6.589cm" svg:y1="10.272cm" svg:x2="6.08cm" svg:y2="10.271cm">
          <text:p/>
        </draw:line>
        <draw:line draw:style-name="gr6" draw:text-style-name="P4" draw:layer="layout" svg:x1="6.461cm" svg:y1="10.399cm" svg:x2="6.08cm" svg:y2="10.398cm">
          <text:p/>
        </draw:line>
        <draw:line draw:style-name="gr6" draw:text-style-name="P4" draw:layer="layout" svg:x1="6.969cm" svg:y1="10.271cm" svg:x2="11.922cm" svg:y2="10.271cm">
          <text:p/>
        </draw:line>
        <draw:line draw:style-name="gr8" draw:text-style-name="P4" draw:layer="layout" svg:x1="6.842cm" svg:y1="10.398cm" svg:x2="11.922cm" svg:y2="10.398cm">
          <text:p/>
        </draw:line>
        <draw:line draw:style-name="gr5" draw:text-style-name="P4" draw:layer="layout" svg:x1="7.097cm" svg:y1="10.144cm" svg:x2="12.049cm" svg:y2="10.143cm">
          <text:p/>
        </draw:line>
        <draw:line draw:style-name="gr7" draw:text-style-name="P4" draw:layer="layout" svg:x1="6.842cm" svg:y1="10.398cm" svg:x2="6.842cm" svg:y2="8.493cm">
          <text:p/>
        </draw:line>
        <draw:line draw:style-name="gr7" draw:text-style-name="P4" draw:layer="layout" svg:x1="6.08cm" svg:y1="8.493cm" svg:x2="6.842cm" svg:y2="8.493cm">
          <text:p/>
        </draw:line>
        <draw:line draw:style-name="gr6" draw:text-style-name="P4" draw:layer="layout" svg:x1="6.969cm" svg:y1="8.366cm" svg:x2="6.969cm" svg:y2="10.271cm">
          <text:p/>
        </draw:line>
        <draw:line draw:style-name="gr5" draw:text-style-name="P4" draw:layer="layout" svg:x1="7.096cm" svg:y1="8.239cm" svg:x2="7.096cm" svg:y2="10.144cm">
          <text:p/>
        </draw:line>
        <draw:line draw:style-name="gr5" draw:text-style-name="P4" draw:layer="layout" svg:x1="7.096cm" svg:y1="8.239cm" svg:x2="6.079cm" svg:y2="8.238cm">
          <text:p/>
        </draw:line>
        <draw:line draw:style-name="gr6" draw:text-style-name="P4" draw:layer="layout" svg:x1="6.969cm" svg:y1="8.366cm" svg:x2="6.08cm" svg:y2="8.365cm">
          <text:p/>
        </draw:line>
        <draw:custom-shape draw:style-name="gr9" draw:text-style-name="P5" draw:layer="layout" svg:width="2.794cm" svg:height="2.54cm" svg:x="7.731cm" svg:y="9.89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6" draw:text-style-name="P4" draw:layer="layout" svg:x1="8.239cm" svg:y1="12.43cm" svg:x2="8.239cm" svg:y2="12.938cm">
          <text:p/>
        </draw:line>
        <draw:line draw:style-name="gr10" draw:text-style-name="P4" draw:layer="layout" svg:x1="7.223cm" svg:y1="12.938cm" svg:x2="8.239cm" svg:y2="12.938cm">
          <text:p/>
        </draw:line>
        <draw:line draw:style-name="gr6" draw:text-style-name="P4" draw:layer="layout" svg:x1="10.398cm" svg:y1="12.43cm" svg:x2="10.398cm" svg:y2="12.938cm">
          <text:p/>
        </draw:line>
        <draw:line draw:style-name="gr11" draw:text-style-name="P4" draw:layer="layout" svg:x1="10.398cm" svg:y1="12.938cm" svg:x2="11.287cm" svg:y2="12.938cm">
          <text:p/>
        </draw:line>
        <draw:custom-shape draw:style-name="gr12" draw:text-style-name="P6" draw:layer="layout" svg:width="3.556cm" svg:height="2.159cm" svg:x="12.938cm" svg:y="12.303cm">
          <text:p text:style-name="P2"><text:span text:style-name="T1">BeagleB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2.286cm" svg:height="1.397cm" svg:x="14.208cm" svg:y="15.351cm">
          <text:p text:style-name="P2"><text:span text:style-name="T2">Stepper</text:span></text:p>
          <text:p text:style-name="P2"><text:span text:style-name="T2">Driv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1.668cm" svg:y1="16.113cm" svg:x2="11.668cm" svg:y2="12.176cm">
          <text:p/>
        </draw:line>
        <draw:line draw:style-name="gr6" draw:text-style-name="P4" draw:layer="layout" svg:x1="11.668cm" svg:y1="16.114cm" svg:x2="14.208cm" svg:y2="16.113cm">
          <text:p/>
        </draw:line>
        <draw:line draw:style-name="gr5" draw:text-style-name="P4" draw:layer="layout" svg:x1="11.795cm" svg:y1="15.986cm" svg:x2="11.795cm" svg:y2="12.049cm">
          <text:p/>
        </draw:line>
        <draw:line draw:style-name="gr5" draw:text-style-name="P4" draw:layer="layout" svg:x1="11.795cm" svg:y1="15.987cm" svg:x2="14.208cm" svg:y2="15.986cm">
          <text:p/>
        </draw:line>
        <draw:line draw:style-name="gr6" draw:text-style-name="P4" draw:layer="layout" svg:x1="12.176cm" svg:y1="13.065cm" svg:x2="12.176cm" svg:y2="11.668cm">
          <text:p/>
        </draw:line>
        <draw:line draw:style-name="gr6" draw:text-style-name="P4" draw:layer="layout" svg:x1="12.176cm" svg:y1="13.066cm" svg:x2="12.938cm" svg:y2="13.065cm">
          <text:p/>
        </draw:line>
        <draw:line draw:style-name="gr5" draw:text-style-name="P4" draw:layer="layout" svg:x1="12.303cm" svg:y1="12.938cm" svg:x2="12.303cm" svg:y2="11.542cm">
          <text:p/>
        </draw:line>
        <draw:line draw:style-name="gr5" draw:text-style-name="P4" draw:layer="layout" svg:x1="12.303cm" svg:y1="12.938cm" svg:x2="12.938cm" svg:y2="12.938cm">
          <text:p/>
        </draw:line>
        <draw:line draw:style-name="gr5" draw:text-style-name="P4" draw:layer="layout" svg:x1="12.43cm" svg:y1="12.811cm" svg:x2="12.43cm" svg:y2="11.414cm">
          <text:p/>
        </draw:line>
        <draw:line draw:style-name="gr5" draw:text-style-name="P4" draw:layer="layout" svg:x1="12.43cm" svg:y1="12.812cm" svg:x2="12.938cm" svg:y2="12.811cm">
          <text:p/>
        </draw:line>
        <draw:custom-shape draw:style-name="gr14" draw:text-style-name="P8" draw:layer="layout" svg:width="1.778cm" svg:height="1.27cm" svg:x="13.827cm" svg:y="6.08cm">
          <text:p text:style-name="P2">DAC</text:p>
          <draw:enhanced-geometry svg:viewBox="0 0 21600 21600" draw:text-areas="0 0 21600 21600" draw:type="pentagon-right" draw:modifiers="19050.252951096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4" draw:layer="layout" svg:x1="14.589cm" svg:y1="15.351cm" svg:x2="14.589cm" svg:y2="14.462cm">
          <text:p/>
        </draw:line>
        <draw:line draw:style-name="gr15" draw:text-style-name="P4" draw:layer="layout" svg:x1="14.462cm" svg:y1="15.351cm" svg:x2="14.462cm" svg:y2="14.462cm">
          <text:p/>
        </draw:line>
        <draw:line draw:style-name="gr16" draw:text-style-name="P4" draw:layer="layout" svg:x1="13.954cm" svg:y1="16.24cm" svg:x2="13.954cm" svg:y2="14.462cm">
          <text:p/>
        </draw:line>
        <draw:custom-shape draw:style-name="gr17" draw:text-style-name="P9" draw:layer="layout" svg:width="2.286cm" svg:height="1.397cm" svg:x="23.098cm" svg:y="15.351cm">
          <text:p text:style-name="P2"><text:span text:style-name="T2">Stepper</text:span></text:p>
          <text:p text:style-name="P2"><text:span text:style-name="T2">Motor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2.921cm" svg:height="0.635cm" svg:x="23.098cm" svg:y="5.064cm">
          <text:p text:style-name="P2"><text:span text:style-name="T1">Piez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2.779cm" svg:y1="7.351cm" svg:x2="1.508cm" svg:y2="7.35cm">
          <text:p/>
        </draw:line>
        <draw:line draw:style-name="gr7" draw:text-style-name="P4" draw:layer="layout" svg:x1="1.508cm" svg:y1="7.604cm" svg:x2="2.778cm" svg:y2="7.604cm">
          <text:p/>
        </draw:line>
        <draw:line draw:style-name="gr7" draw:text-style-name="P4" draw:layer="layout" svg:x1="2.397cm" svg:y1="13.954cm" svg:x2="2.397cm" svg:y2="7.604cm">
          <text:p/>
        </draw:line>
        <draw:line draw:style-name="gr19" draw:text-style-name="P4" draw:layer="layout" svg:x1="2.524cm" svg:y1="7.35cm" svg:x2="2.524cm" svg:y2="13.827cm">
          <text:p/>
        </draw:line>
        <draw:line draw:style-name="gr19" draw:text-style-name="P4" draw:layer="layout" svg:x1="2.779cm" svg:y1="9.51cm" svg:x2="2.524cm" svg:y2="9.509cm">
          <text:p/>
        </draw:line>
        <draw:line draw:style-name="gr19" draw:text-style-name="P4" draw:layer="layout" svg:x1="2.779cm" svg:y1="11.668cm" svg:x2="2.524cm" svg:y2="11.667cm">
          <text:p/>
        </draw:line>
        <draw:line draw:style-name="gr19" draw:text-style-name="P4" draw:layer="layout" svg:x1="2.778cm" svg:y1="13.828cm" svg:x2="2.523cm" svg:y2="13.827cm">
          <text:p/>
        </draw:line>
        <draw:line draw:style-name="gr7" draw:text-style-name="P4" draw:layer="layout" svg:x1="2.397cm" svg:y1="9.636cm" svg:x2="2.778cm" svg:y2="9.636cm">
          <text:p/>
        </draw:line>
        <draw:line draw:style-name="gr7" draw:text-style-name="P4" draw:layer="layout" svg:x1="2.397cm" svg:y1="11.795cm" svg:x2="2.778cm" svg:y2="11.795cm">
          <text:p/>
        </draw:line>
        <draw:line draw:style-name="gr7" draw:text-style-name="P4" draw:layer="layout" svg:x1="2.397cm" svg:y1="13.954cm" svg:x2="2.778cm" svg:y2="13.954cm">
          <text:p/>
        </draw:line>
        <draw:line draw:style-name="gr20" draw:text-style-name="P4" draw:layer="layout" svg:x1="1.635cm" svg:y1="7.858cm" svg:x2="1.762cm" svg:y2="7.858cm">
          <text:p/>
        </draw:line>
        <draw:line draw:style-name="gr21" draw:text-style-name="P4" draw:layer="layout" svg:x1="1.762cm" svg:y1="7.858cm" svg:x2="1.889cm" svg:y2="7.858cm">
          <text:p/>
        </draw:line>
        <draw:line draw:style-name="gr22" draw:text-style-name="P4" draw:layer="layout" svg:x1="1.889cm" svg:y1="7.858cm" svg:x2="2.27cm" svg:y2="7.858cm">
          <text:p/>
        </draw:line>
        <draw:line draw:style-name="gr21" draw:text-style-name="P4" draw:layer="layout" svg:x1="1.508cm" svg:y1="7.858cm" svg:x2="1.635cm" svg:y2="7.858cm">
          <text:p/>
        </draw:line>
        <draw:custom-shape draw:style-name="gr23" draw:text-style-name="P8" draw:layer="layout" svg:width="1.016cm" svg:height="0.889cm" draw:transform="rotate (-1.5706217938697) translate (17.002cm 6.20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5T23:09:51.885789220</meta:creation-date>
    <dc:date>2020-05-27T09:58:29.240998127</dc:date>
    <meta:editing-duration>PT2H7M51S</meta:editing-duration>
    <meta:editing-cycles>17</meta:editing-cycles>
    <meta:generator>LibreOffice/6.4.4.2$Linux_X86_64 LibreOffice_project/40$Build-2</meta:generator>
    <dc:creator>Jost Herkenhoff</dc:creator>
    <meta:document-statistic meta:object-count="79"/>
  </office:meta>
</office:document-meta>
</file>